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7pt" style:font-size-asian="7pt" style:font-size-complex="7pt"/>
    </style:style>
    <style:style style:name="P2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officeooo:paragraph-rsid="000ea262" style:font-size-asian="12pt" style:font-size-complex="12pt"/>
    </style:style>
    <style:style style:name="P6" style:family="paragraph" style:parent-style-name="Preformatted_20_Text">
      <style:text-properties fo:font-size="12pt" style:font-size-asian="12pt" style:font-size-complex="12pt"/>
    </style:style>
    <style:style style:name="P7" style:family="paragraph" style:parent-style-name="Preformatted_20_Text">
      <style:text-properties fo:font-size="7pt" style:font-size-asian="7pt" style:font-size-complex="7pt"/>
    </style:style>
    <style:style style:name="T1" style:family="text">
      <style:text-properties officeooo:rsid="000a5da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style:use-window-font-color="true" loext:opacity="0%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e Will Hold Me Fast (CCLI) (simpl<text:span text:style-name="T1">i</text:span>fied by S. Driesner)</text:p>
      <text:p text:style-name="P4"/>
      <text:p text:style-name="P5"><text:span text:style-name="T2">[ CHORDS ] <text:s/></text:span><text:span text:style-name="T3">G <text:s text:c="5"/>C9 <text:s text:c="4"/>D <text:s text:c="5"/>Am7 <text:s text:c="3"/>Em <text:s text:c="4"/>B <text:s text:c="5"/></text:span><text:span text:style-name="T4">[ NO CAPO ]</text:span></text:p>
      <text:p text:style-name="P2"><text:s text:c="12"/>==oo== o==o== xoo=== oo=o=o o==ooo ======</text:p>
      <text:p text:style-name="P2"><text:s text:c="12"/>|||||| |||||| |||||| ||||O| |||||| ||||||</text:p>
      <text:p text:style-name="P2"><text:s text:c="12"/>|O|||| ||O||| |||O|O ||O||| |OO||| OO|||O</text:p>
      <text:p text:style-name="P2"><text:s text:c="12"/>O|||OO |O||OO ||||O| |||||| |||||| ||||||</text:p>
      <text:p text:style-name="P2"><text:s text:c="12"/>|||||| |||||| |||||| |||||| |||||| ||OOO|</text:p>
      <text:p text:style-name="P6"/>
      <text:p text:style-name="P6"><text:span text:style-name="T2">[ INTRO ] <text:s text:c="2"/></text:span><text:span text:style-name="T3">| G A7 <text:s/>| G C9 | C9 D | G <text:s/>|</text:span></text:p>
      <text:p text:style-name="P6"/>
      <text:p text:style-name="P6"><text:span text:style-name="T2">[ VERSE 1 ] </text:span><text:span text:style-name="T3">G <text:s text:c="24"/>C9 <text:s text:c="16"/>D <text:s text:c="6"/>G</text:span></text:p>
      <text:p text:style-name="P6"><text:s text:c="12"/>When I fear my faith will fail, <text:s/>Christ will hold me fast</text:p>
      <text:p text:style-name="P2"><text:s text:c="12"/>G <text:s text:c="26"/>C9 <text:s text:c="11"/>D <text:s text:c="6"/>G</text:p>
      <text:p text:style-name="P6"><text:s text:c="12"/>When the temp-ter would pre-vail, He will hold me fast</text:p>
      <text:p text:style-name="P2"><text:s text:c="12"/>Em <text:s text:c="5"/>D <text:s text:c="5"/>G <text:s text:c="6"/>C9 <text:s text:c="18"/>B <text:s text:c="7"/>Em</text:p>
      <text:p text:style-name="P6"><text:s text:c="12"/>I could nev-er keep my hold, Through life's fear-ful path</text:p>
      <text:p text:style-name="P2"><text:s text:c="12"/>Em <text:s text:c="4"/>D <text:s text:c="6"/>G <text:s text:c="4"/>C9 <text:s text:c="11"/>D <text:s text:c="6"/>G</text:p>
      <text:p text:style-name="P6"><text:s text:c="12"/>For my love is often cold, He must hold me fast</text:p>
      <text:p text:style-name="P6"/>
      <text:p text:style-name="P6"><text:span text:style-name="T2">[ CHORUS ] <text:s/></text:span><text:span text:style-name="T3">C9 <text:s text:c="5"/>D <text:s text:c="6"/>Em <text:s text:c="11"/>D <text:s text:c="6"/>G</text:span></text:p>
      <text:p text:style-name="P6"><text:s text:c="12"/>He will hold me fast, He will hold me fast</text:p>
      <text:p text:style-name="P2"><text:s text:c="12"/>G <text:s text:c="5"/>Am7 <text:s text:c="4"/>G <text:s text:c="7"/>C9 <text:s text:c="9"/>D <text:s text:c="6"/>G</text:p>
      <text:p text:style-name="P6"><text:s text:c="12"/>For my Sav-ior loves me so, He will hold me fast</text:p>
      <text:p text:style-name="P6"/>
      <text:p text:style-name="P5"><text:span text:style-name="T2">[ VERSE 2 ] </text:span><text:span text:style-name="T3">G <text:s text:c="24"/>C9 <text:s text:c="16"/>D <text:s text:c="6"/>G</text:span></text:p>
      <text:p text:style-name="P6"><text:s text:c="12"/>Those He saves are His de-light, Christ will hold me fast</text:p>
      <text:p text:style-name="P5"><text:s text:c="12"/><text:span text:style-name="T3">G <text:s text:c="21"/>C9 <text:s text:c="12"/>D <text:s text:c="6"/>G</text:span></text:p>
      <text:p text:style-name="P6"><text:s text:c="12"/>Pre-cious in His ho-ly sight, He will hold me fast</text:p>
      <text:p text:style-name="P5"><text:s text:c="12"/><text:span text:style-name="T3">Em <text:s text:c="7"/>D <text:s text:c="5"/>G <text:s text:c="6"/>C9 <text:s text:c="15"/>B <text:s text:c="7"/>Em</text:span></text:p>
      <text:p text:style-name="P6"><text:s text:c="12"/>He'll not let my soul be lost, His Pro-mis-es shall last</text:p>
      <text:p text:style-name="P5"><text:s text:c="12"/><text:span text:style-name="T3">Em <text:s text:c="7"/>D <text:s text:c="5"/>G <text:s text:c="5"/>C9 <text:s text:c="11"/>D <text:s text:c="6"/>G</text:span></text:p>
      <text:p text:style-name="P6"><text:s text:c="12"/>Bought by Him at such a cost, He will hold me fast</text:p>
      <text:p text:style-name="P6"/>
      <text:p text:style-name="P4">[ CHORUS ]</text:p>
      <text:p text:style-name="P6"/>
      <text:p text:style-name="P5"><text:span text:style-name="T2">[ VERSE 3 ] </text:span><text:span text:style-name="T3">G <text:s text:c="22"/>C9 <text:s text:c="15"/>D <text:s text:c="6"/>G</text:span></text:p>
      <text:p text:style-name="P6"><text:s text:c="12"/>For my life He bled and died, Christ will hold me fast</text:p>
      <text:p text:style-name="P5"><text:s text:c="12"/><text:span text:style-name="T3">G <text:s text:c="23"/>C9 <text:s text:c="11"/>D <text:s text:c="6"/>G</text:span></text:p>
      <text:p text:style-name="P6"><text:s text:c="12"/>Jus-tice has been sat-is-fied, He will hold me fast</text:p>
      <text:p text:style-name="P5"><text:s text:c="12"/><text:span text:style-name="T3">Em <text:s text:c="9"/>D <text:s text:c="5"/>G <text:s text:c="7"/>C9 <text:s text:c="11"/>B <text:s text:c="6"/>Em</text:span></text:p>
      <text:p text:style-name="P6"><text:s text:c="12"/>Raised with Him to end-less life, He will hold me fast</text:p>
      <text:p text:style-name="P5"><text:s text:c="12"/><text:span text:style-name="T3">Em <text:s text:c="6"/>D <text:s text:c="7"/>G <text:s text:c="8"/>C9 <text:s text:c="12"/>D <text:s text:c="7"/>G</text:span></text:p>
      <text:p text:style-name="P6"><text:s text:c="12"/>Till our faith is turned to sight, When He comes at last</text:p>
      <text:p text:style-name="P6"/>
      <text:p text:style-name="P4">[ CHORUS ]</text:p>
      <text:p text:style-name="P1"/>
      <text:p text:style-name="P1"/>
      <text:p text:style-name="P1">CCLI Song # 7016161, Ada Ruth Habershon | Matthew Merker</text:p>
      <text:p text:style-name="P1">© 2013 Getty Music Publishing; Matthew Merker Music</text:p>
      <text:p text:style-name="P1">For use solely with the SongSelect® Terms of Use. All rights reserved. www.ccli.com</text:p>
      <text:p text:style-name="P1">CCLI License # 326605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4T00:24:41.472579369</dc:date>
    <meta:editing-duration>PT1H42M15S</meta:editing-duration>
    <meta:editing-cycles>6</meta:editing-cycles>
    <meta:generator>LibreOffice/7.4.7.2$Linux_X86_64 LibreOffice_project/40$Build-2</meta:generator>
    <meta:print-date>2024-06-18T20:47:25.455028902</meta:print-date>
    <meta:printed-by>PDF files</meta:printed-by>
    <meta:document-statistic meta:table-count="0" meta:image-count="0" meta:object-count="0" meta:page-count="1" meta:paragraph-count="42" meta:word-count="347" meta:character-count="2420" meta:non-whitespace-character-count="1194"/>
  </office:meta>
</office:document-meta>
</file>